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nge History</text:p>
      <text:p text:style-name="Standard"><text:tab/>This Project has a long and rough history.</text:p>
      <text:p text:style-name="Standard">Purpose of Project</text:p>
      <text:p text:style-name="Standard"><text:tab/>The purpose of the Learn -2- Math is the teaching children of Pre K to 4<text:span text:style-name="T1">th</text:span> grade mathematical number senses and Operations. Using a simple to understand tutorials to teach children mathematical concepts and tests to see if they understand the concept then reward them if they do.</text:p>
      <text:p text:style-name="Standard">System Overview</text:p>
      <text:p text:style-name="Standard"><text:tab/>Learn -2- Math is a desktop based program written in java. It has a 800 by 600 pixel Graphical User Interface that adheres to proper design guide lines which make the GUI sleek and simple to use. </text:p>
      <text:p text:style-name="Standard"><text:tab/>Learn -2- Math has a MySQL database that it uses to store account info, tests question and tutorials.</text:p>
      <text:p text:style-name="Standard">Market Search</text:p>
      <text:p text:style-name="Standard"><text:tab/>MyMathLab is a product similar to ours. </text:p>
      <text:p text:style-name="Standard"/>
      <text:p text:style-name="Standard">Feature Description</text:p>
      <text:p text:style-name="Standard"><text:tab/>Log In</text:p>
      <text:p text:style-name="Standard"><text:tab/>- <text:s text:c="4"/>Select User by finding Name and Avatar from a button list.</text:p>
      <text:list xml:id="list4321039216388045725" text:style-name="L1">
        <text:list-item>
          <text:list>
            <text:list-item>
              <text:p text:style-name="P1">Then enter the password that a parent may of helped make.</text:p>
            </text:list-item>
            <text:list-item>
              <text:p text:style-name="P1">Passwords are Secured on the Database with a XOR algorithm</text:p>
            </text:list-item>
          </text:list>
        </text:list-item>
      </text:list>
      <text:p text:style-name="Standard"><text:tab/>Simple GUI</text:p>
      <text:list xml:id="list8573944729595105078" text:style-name="L2">
        <text:list-item>
          <text:list>
            <text:list-item>
              <text:p text:style-name="P2">Not cluttered.</text:p>
            </text:list-item>
          </text:list>
          <text:list>
            <text:list-item>
              <text:p text:style-name="P2">Made for target user which are children. Uses a soft color scheme and a theme that kids while like</text:p>
            </text:list-item>
            <text:list-item>
              <text:p text:style-name="P2">Utilizes pictures and voice to help navigate the gui</text:p>
            </text:list-item>
          </text:list>
        </text:list-item>
      </text:list>
      <text:p text:style-name="Standard"><text:tab/>Customizable Account</text:p>
      <text:p text:style-name="Standard"><text:tab/>- Users can choose there Avatar and Hall of Fame from the Avatar pool or from the sticker <text:tab/>rewards.</text:p>
      <text:p text:style-name="Standard"><text:tab/>Grade and Module selection</text:p>
      <text:p text:style-name="Standard"><text:tab/>Tests</text:p>
      <text:list xml:id="list8207957998243978207" text:style-name="L3">
        <text:list-item>
          <text:list>
            <text:list-item>
              <text:p text:style-name="P3">Tests are made up of 6 questions that are taken randomly from a pool in the Database.</text:p>
            </text:list-item>
            <text:list-item>
              <text:p text:style-name="P3">Test Questions are multiple choose.</text:p>
            </text:list-item>
            <text:list-item>
              <text:p text:style-name="P3">Test are made based on the Tutorials.</text:p>
            </text:list-item>
            <text:list-item>
              <text:p text:style-name="P3">After tests the user can review questions that they got wrong in the test.</text:p>
            </text:list-item>
          </text:list>
        </text:list-item>
      </text:list>
      <text:p text:style-name="Standard"><text:tab/>Tutorials</text:p>
      <text:p text:style-name="Standard"><text:tab/>- Images and voice over that help the user to understand basic mathematical concepts</text:p>
      <text:p text:style-name="Standard"><text:tab/>Rewards</text:p>
      <text:list xml:id="list1645800857204928753" text:style-name="L4">
        <text:list-item>
          <text:list>
            <text:list-item>
              <text:p text:style-name="P4">Rewards are given to the user after completing and passing a test,</text:p>
            </text:list-item>
            <text:list-item>
              <text:p text:style-name="P4">Rewards are made up of Pictures called Stickers that can be used to customize their avatar and hall of fame</text:p>
            </text:list-item>
          </text:list>
        </text:list-item>
      </text:list>
      <text:p text:style-name="Standard"><text:tab/>Help</text:p>
      <text:list xml:id="list8421488056363479302" text:style-name="L5">
        <text:list-item>
          <text:list>
            <text:list-item>
              <text:p text:style-name="P5">Voice over that helps the user understand the current page</text:p>
            </text:list-item>
          </text:list>
        </text:list-item>
      </text:list>
      <text:p text:style-name="Standard"><text:tab/>Database</text:p>
      <text:p text:style-name="Standard"><text:tab/>- A MySQL database</text:p>
      <text:p text:style-name="Standard">Requirements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Design</text:p>
      <text:p text:style-name="Standard"><text:tab/>Design Goal</text:p>
      <text:p text:style-name="Standard"><text:tab/>User Interface</text:p>
      <text:p text:style-name="Standard"><text:tab/>System Service</text:p>
      <text:p text:style-name="Standard">Test Plans</text:p>
      <text:p text:style-name="Standard"><text:tab/>Testing Scenario</text:p>
      <text:p text:style-name="Standard"><text:tab/>Testing Schedule</text:p>
      <text:p text:style-name="Standard"><text:tab/>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sullivan</meta:initial-creator>
    <meta:creation-date>2015-04-26T11:46:35.13</meta:creation-date>
    <dc:date>2015-04-26T20:30:00.87</dc:date>
    <dc:creator>eric sullivan</dc:creator>
    <meta:editing-duration>PT4H12M55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2" meta:paragraph-count="44" meta:word-count="356" meta:character-count="1981"/>
  </office:meta>
</office:document-meta>
</file>